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0099ff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99ccff"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8.255cm" svg:x="4.937cm" svg:y="11.541cm">
          <text:p text:style-name="P1">Kommunale Erweiteru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3.589cm" svg:height="6.604cm" svg:x="6.461cm" svg:y="13.192cm">
          <text:p text:style-name="P2">Maximalprofil NRW</text:p>
          <text:p text:style-name="P2">( =amtliches Liegenschaftskataster NRW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1.176cm" svg:height="4.445cm" svg:x="8.874cm" svg:y="15.378cm">
          <text:p text:style-name="P1">Grunddatenbestand NR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9.144cm" svg:height="3.048cm" svg:x="10.906cm" svg:y="16.748cm">
          <text:p text:style-name="P1">Grunddatenbestand Ad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lles Baatz</meta:initial-creator>
    <meta:creation-date>2013-12-18T15:31:15</meta:creation-date>
    <dc:date>2013-12-18T16:14:56</dc:date>
    <dc:creator>Gilles Baatz</dc:creator>
    <meta:editing-duration>PT28M31S</meta:editing-duration>
    <meta:editing-cycles>1</meta:editing-cycles>
    <meta:generator>LibreOffice/3.6$Linux_X86_64 LibreOffice_project/360m1$Build-2</meta:generator>
    <meta:document-statistic meta:object-count="4"/>
  </office:meta>
</office:document-meta>
</file>